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3">
        <table:table-column table:style-name="co3" table:number-columns-repeated="64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ed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1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2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 style:data-style-name="N2" text:time-value="17:42:23.32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2-27T17:43:11.776000000</dc:date>
    <meta:editing-duration>PT2H2M1S</meta:editing-duration>
    <meta:editing-cycles>23</meta:editing-cycles>
    <meta:document-statistic meta:table-count="2" meta:cell-count="13402" meta:object-count="0"/>
  </office:meta>
</office:document-meta>
</file>